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045c" officeooo:paragraph-rsid="0004045c"/>
    </style:style>
    <style:style style:name="P2" style:family="paragraph" style:parent-style-name="Text_20_body">
      <style:text-properties fo:language="en" fo:country="US" officeooo:rsid="0001fe99" officeooo:paragraph-rsid="0001fe99"/>
    </style:style>
    <style:style style:name="P3" style:family="paragraph" style:parent-style-name="Text_20_body">
      <style:text-properties fo:language="en" fo:country="US" officeooo:rsid="00050ff2" officeooo:paragraph-rsid="00050ff2"/>
    </style:style>
    <style:style style:name="P4" style:family="paragraph" style:parent-style-name="Text_20_body">
      <style:text-properties fo:language="en" fo:country="US" officeooo:rsid="0003e7e0" officeooo:paragraph-rsid="0003e7e0"/>
    </style:style>
    <style:style style:name="P5" style:family="paragraph" style:parent-style-name="Text_20_body">
      <style:text-properties fo:language="en" fo:country="US" officeooo:rsid="0007acbf" officeooo:paragraph-rsid="0007acbf"/>
    </style:style>
    <style:style style:name="P6" style:family="paragraph" style:parent-style-name="Text_20_body">
      <style:text-properties officeooo:rsid="000b4060" officeooo:paragraph-rsid="000b4060"/>
    </style:style>
    <style:style style:name="P7" style:family="paragraph" style:parent-style-name="Text_20_body">
      <style:text-properties officeooo:rsid="000c1cc2" officeooo:paragraph-rsid="000c1cc2"/>
    </style:style>
    <style:style style:name="P8" style:family="paragraph" style:parent-style-name="Text_20_body">
      <style:text-properties fo:language="en" fo:country="US" officeooo:rsid="000c1cc2" officeooo:paragraph-rsid="000c1cc2"/>
    </style:style>
    <style:style style:name="P9" style:family="paragraph" style:parent-style-name="Text_20_body">
      <style:text-properties fo:language="en" fo:country="US" officeooo:rsid="000e0b62" officeooo:paragraph-rsid="000e0b62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Heading_20_1">
      <style:text-properties fo:language="en" fo:country="US" officeooo:rsid="000b4060" officeooo:paragraph-rsid="000b4060"/>
    </style:style>
    <style:style style:name="P15" style:family="paragraph" style:parent-style-name="Heading_20_1">
      <style:text-properties fo:language="en" fo:country="US" officeooo:rsid="0001dd87" officeooo:paragraph-rsid="0001dd87"/>
    </style:style>
    <style:style style:name="P16" style:family="paragraph" style:parent-style-name="Heading_20_1">
      <style:text-properties fo:language="en" fo:country="US" officeooo:rsid="0001f2cc" officeooo:paragraph-rsid="0001f2cc"/>
    </style:style>
    <style:style style:name="T1" style:family="text">
      <style:text-properties officeooo:rsid="0009a8a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5f17"/>
    </style:style>
    <style:style style:name="T4" style:family="text">
      <style:text-properties fo:language="en" fo:country="US" officeooo:rsid="00118bae"/>
    </style:style>
    <style:style style:name="T5" style:family="text">
      <style:text-properties fo:language="en" fo:country="US" officeooo:rsid="00120517"/>
    </style:style>
    <style:style style:name="T6" style:family="text">
      <style:text-properties officeooo:rsid="0012848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Objectives:</text:h>
      <text:p text:style-name="P6"><text:span text:style-name="T2">Examples of industry-grade solutions built on top of </text:span><text:span text:style-name="T4">the</text:span><text:span text:style-name="T2"> Ethereum </text:span><text:span text:style-name="T4">Virtual Machine </text:span><text:span text:style-name="T5">(EVM)</text:span></text:p>
      <text:p text:style-name="P8">Using blockchains to secure protocols</text:p>
      <text:p text:style-name="P9">Connecting blockchains to the outside world</text:p>
      <text:p text:style-name="P7"><text:span text:style-name="T2">Tradeoff</text:span><text:span text:style-name="T3">s</text:span><text:span text:style-name="T2"> Security/Decentralization/Scalability</text:span></text:p>
      <text:h text:style-name="P15" text:outline-level="1">Iexec Decentralized Computing <text:span text:style-name="T6">40+15</text:span></text:h>
      <text:p text:style-name="P1">Go through A’s presentation</text:p>
      <text:h text:style-name="P16" text:outline-level="1">Collusion-resistant worker selection <text:span text:style-name="T6">20+10</text:span></text:h>
      <text:p text:style-name="P3">Motivation: Why is your talk relevant. Give an example.</text:p>
      <text:list xml:id="list1720892452" text:style-name="L1">
        <text:list-item>
          <text:p text:style-name="P12">State-of-the-Art: What did others do in the context of your talk?</text:p>
        </text:list-item>
        <text:list-item>
          <text:p text:style-name="P12">Questions: What questions will you answer in this talk?</text:p>
        </text:list-item>
        <text:list-item>
          <text:p text:style-name="P12">Methodology: How will you answer the questions?</text:p>
        </text:list-item>
        <text:list-item>
          <text:p text:style-name="P12">Experiments: How did you implement the methodology?</text:p>
        </text:list-item>
        <text:list-item>
          <text:p text:style-name="P12">Evaluation:  What is the answer to every question? What did you learn?</text:p>
        </text:list-item>
        <text:list-item>
          <text:p text:style-name="P10">Future Work: What are the loose ends of your work (a work without loose ends is most often not very helpful)</text:p>
        </text:list-item>
      </text:list>
      <text:p text:style-name="P2">Application to iExec infrastructure</text:p>
      <text:p text:style-name="P5">Work of Aral et al. <text:span text:style-name="T1">(2020)</text:span></text:p>
      <text:h text:style-name="P15" text:outline-level="1">Oracles between blockchains &amp; the outside world <text:span text:style-name="T6">40+15</text:span></text:h>
      <text:p text:style-name="P2">Types of oracles: theory and practice: event-based programming</text:p>
      <text:p text:style-name="P2">Standardization/interoperability: EIPs</text:p>
      <text:p text:style-name="P4">Centralized &amp; Decentralized approaches: advantages &amp; limitations, examples (techs and solutions)</text:p>
      <text:h text:style-name="P16" text:outline-level="1">Cross-chain oracles using decentralized computing <text:span text:style-name="T6">40+15</text:span></text:h>
      <text:p text:style-name="P4">Motivation: Why is your talk relevant. Give an example.</text:p>
      <text:list xml:id="list730772401" text:style-name="L2">
        <text:list-item>
          <text:p text:style-name="P13">State-of-the-Art: What did others do in the context of your talk?</text:p>
        </text:list-item>
        <text:list-item>
          <text:p text:style-name="P13">Questions: What questions will you answer in this talk?</text:p>
        </text:list-item>
        <text:list-item>
          <text:p text:style-name="P13">Methodology: How will you answer the questions?</text:p>
        </text:list-item>
        <text:list-item>
          <text:p text:style-name="P13"><text:soft-page-break/>Experiments: How did you implement the methodology?</text:p>
        </text:list-item>
        <text:list-item>
          <text:p text:style-name="P13">Evaluation:  What is the answer to every question? What did you learn?</text:p>
        </text:list-item>
        <text:list-item>
          <text:p text:style-name="P11">Future Work: What are the loose ends of your work (a work without loose ends is most often not very helpfu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12-04T10:05:51.618000000</dc:date>
    <meta:editing-duration>PT2H36M42S</meta:editing-duration>
    <meta:editing-cycles>22</meta:editing-cycles>
    <meta:document-statistic meta:table-count="0" meta:image-count="0" meta:object-count="0" meta:page-count="2" meta:paragraph-count="29" meta:word-count="248" meta:character-count="1620" meta:non-whitespace-character-count="1411"/>
  </office:meta>
</office:document-meta>
</file>